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</style:style>
    <style:style style:name="P2" style:family="paragraph" style:parent-style-name="Standard" style:list-style-name="">
      <style:paragraph-properties fo:margin-top="0in" fo:margin-bottom="0.139in" fo:line-height="115%" fo:text-align="center" style:justify-single-word="false"/>
    </style:style>
    <style:style style:name="P3" style:family="paragraph" style:parent-style-name="Standard" style:list-style-name="">
      <style:paragraph-properties fo:margin-top="0in" fo:margin-bottom="0.139in" fo:line-height="115%" fo:text-align="start" style:justify-single-word="false"/>
    </style:style>
    <style:style style:name="P4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language="none" fo:country="none"/>
    </style:style>
    <style:style style:name="P5" style:family="paragraph" style:parent-style-name="Standard" style:list-style-name="">
      <style:paragraph-properties fo:margin-top="0in" fo:margin-bottom="0.139in" fo:line-height="115%" fo:text-align="start" style:justify-single-word="false"/>
      <style:text-properties fo:language="none" fo:country="none"/>
    </style:style>
    <style:style style:name="P6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">
      <style:paragraph-properties fo:margin-top="0in" fo:margin-bottom="0.139in" fo:line-height="115%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">
      <style:paragraph-properties fo:margin-top="0in" fo:margin-bottom="0.139in" fo:line-height="115%"/>
      <style:text-properties fo:font-size="22pt" fo:language="none" fo:country="none" style:text-underline-style="solid" style:text-underline-width="auto" style:text-underline-color="font-color" style:font-size-asian="22pt" style:font-size-complex="22pt"/>
    </style:style>
    <style:style style:name="P9" style:family="paragraph" style:parent-style-name="Standard" style:list-style-name="L1">
      <style:paragraph-properties fo:margin-top="0in" fo:margin-bottom="0.139in" fo:line-height="115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" style:master-page-name="Standard">
      <style:paragraph-properties fo:margin-top="0in" fo:margin-bottom="0.139in" fo:line-height="115%" style:page-number="auto"/>
    </style:style>
    <style:style style:name="T1" style:family="text">
      <style:text-properties fo:font-size="22pt" fo:language="none" fo:country="none" style:font-size-asian="22pt" style:font-size-complex="22pt"/>
    </style:style>
    <style:style style:name="T2" style:family="text">
      <style:text-properties fo:font-size="22pt" fo:language="none" fo:country="none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size="14pt" fo:language="none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none" fo:country="none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none" fo:country="none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language="none" fo:country="none"/>
    </style:style>
    <style:style style:name="T8" style:family="text">
      <style:text-properties fo:font-size="12pt" fo:language="none" fo:country="none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 text:c="24"/></text:span><text:span text:style-name="T2">CURRICULUM VITAE</text:span></text:p>
      <text:p text:style-name="P1"><text:span text:style-name="T7">Marieme SAMB<text:line-break/>11/05/2007-15 ans<text:line-break/>Ouest Foire<text:line-break/>mariemesamb684@gmail.com<text:line-break/>78-566-31-33</text:span></text:p>
      <text:p text:style-name="P4"><text:span text:style-name="T6">FORMATION</text:span></text:p>
      <text:p text:style-name="P5">Novembre 2022-Avril 2023: Formation au codage et aux TICs organanisé par WIA et Atos<text:line-break/>Lycée d'Excellence Mariama Ba de Gorée Rue Malavois /WIA<text:line-break/>Janvier 2023: Formation en bibliothéconomie<text:line-break/>Lycée d'Excellence Mariama de Gorée Rue Malavois<text:line-break/>2022-2023: Classe de Seconde S<text:line-break/>Lycée d'Excellence Mariama Ba de Gorée Rue Malavois<text:line-break/>Juillet 2022: Brevet de Fin d'Etudes Moyennes<text:line-break/>Lycée d'Excellence Mariama Ba de Gorée Rue Malavois<text:line-break/>2018-2022: Lycée d'Excellence Mariama Ba<text:line-break/>Juin 2018: Certificat de fin d'Etudes Elementaires<text:line-break/>Cours Sainte Marie de Hann</text:p>
      <text:p text:style-name="P2"><text:span text:style-name="T3">COMPETENCES</text:span></text:p>
      <text:p text:style-name="P3"><text:span text:style-name="T8">Informatique:maitrise des logiciels PYTHON, Word,Power Point,Internet, HTML<text:line-break/>Bibliothéconomie: formation en gestion de bibliothèque<text:line-break/>Langues: français, anglais, espagnol, latin, wolof</text:span></text:p>
      <text:p text:style-name="P2"><text:span text:style-name="T3">EXPERIENCE PROFESSIONNELLE</text:span></text:p>
      <text:p text:style-name="P3"><text:span text:style-name="T8">2022-2023: Responsable de la classe de Seconde S</text:span></text:p>
      <text:p text:style-name="P7"><text:span text:style-name="T8">2022-2023 : Commerciale dans une boutique scolaire</text:span></text:p>
      <text:p text:style-name="P7"><text:span text:style-name="T8">2022-2023: Fondatrice d'une entreprise de vente de voiles,accessoires pour voilées et musc.</text:span></text:p>
      <text:p text:style-name="P7"><text:span text:style-name="T8">2021-2022: Presidente du club d'Anglais</text:span></text:p>
      <text:p text:style-name="P7"><text:span text:style-name="T8">2020-2021: Presidente du Comité d'Organisation du club d'Anglais</text:span></text:p>
      <text:p text:style-name="P6"><text:soft-page-break/><text:span text:style-name="T7">ACTIVITES EXTRASCOLAIRES</text:span></text:p>
      <text:p text:style-name="P7"><text:span text:style-name="T8">2022-2023: Organisatrice et leader des évènements culturels et festif du Gouvernement Scolaire</text:span></text:p>
      <text:p text:style-name="P7"><text:span text:style-name="T8">2023: Participation a la deuxième journée de rencontre sur la Masculinité Positive à l'esplanade du grand théatre</text:span></text:p>
      <text:p text:style-name="P7"><text:span text:style-name="T8">2023: Participation a la semaine culturelle du Prytanée Militaire de Saint-Louis, rencontre et prise decontact avec les gouvernements des autres etablissements</text:span></text:p>
      <text:p text:style-name="P7"><text:span text:style-name="T8">Octobre 2018-Juin 2023: Organisatrice et leader des évènements culturels et festifs de la classe</text:span></text:p>
      <text:p text:style-name="P7"><text:span text:style-name="T8">2020-2021: Membre du staff de l'organisation et du ministère de la culture et des loisirs</text:span></text:p>
      <text:p text:style-name="P6"><text:span text:style-name="T7">CENTRES D'INTERET</text:span></text:p>
      <text:list xml:id="list3572861106017774781" text:style-name="L1">
        <text:list-item>
          <text:p text:style-name="P9"><text:span text:style-name="T7">Sport: basketball, football, badminton, natation</text:span></text:p>
        </text:list-item>
        <text:list-item>
          <text:p text:style-name="P9"><text:span text:style-name="T7">Loisirs: lecture, cuisine</text:span></text:p>
        </text:list-item>
      </text:list>
      <text:p text:style-name="P7"><text:span text:style-name="T8"/></text:p>
      <text:p text:style-name="P7"><text:span text:style-name="T8"/></text:p>
      <text:p text:style-name="P3"><text:span text:style-name="T8"><text:line-break/><text:line-break/></text:span><text:span text:style-name="T4"><text:line-break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0" meta:image-count="0" meta:object-count="0" meta:page-count="2" meta:paragraph-count="22" meta:word-count="246" meta:character-count="1843"/>
  </office:meta>
</office:document-meta>
</file>